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4" style:family="table">
      <style:table-properties style:width="9.151cm" table:align="left"/>
    </style:style>
    <style:style style:name="Tableau14.A" style:family="table-column">
      <style:table-column-properties style:column-width="3.5cm"/>
    </style:style>
    <style:style style:name="Tableau14.B" style:family="table-column">
      <style:table-column-properties style:column-width="1.004cm"/>
    </style:style>
    <style:style style:name="Tableau14.C" style:family="table-column">
      <style:table-column-properties style:column-width="1.189cm"/>
    </style:style>
    <style:style style:name="Tableau14.D" style:family="table-column">
      <style:table-column-properties style:column-width="1.104cm"/>
    </style:style>
    <style:style style:name="Tableau14.F" style:family="table-column">
      <style:table-column-properties style:column-width="1.251cm"/>
    </style:style>
    <style:style style:name="Tableau14.1" style:family="table-row">
      <style:table-row-properties style:min-row-height="0.011cm"/>
    </style:style>
    <style:style style:name="Tableau1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F1" style:family="table-cell">
      <style:table-cell-properties style:vertical-align="middle" fo:padding="0.097cm" fo:border="0.5pt solid #000000"/>
    </style:style>
    <style:style style:name="Tableau14.A2" style:family="table-cell">
      <style:table-cell-properties style:vertical-align="middle" fo:background-color="#ecf191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14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14.D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14.E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14.F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17" style:family="table">
      <style:table-properties style:width="9.151cm" table:align="margins"/>
    </style:style>
    <style:style style:name="Tableau17.A" style:family="table-column">
      <style:table-column-properties style:column-width="0.508cm" style:rel-column-width="3634*"/>
    </style:style>
    <style:style style:name="Tableau17.B" style:family="table-column">
      <style:table-column-properties style:column-width="1.321cm" style:rel-column-width="9464*"/>
    </style:style>
    <style:style style:name="Tableau17.D" style:family="table-column">
      <style:table-column-properties style:column-width="1.323cm" style:rel-column-width="9477*"/>
    </style:style>
    <style:style style:name="Tableau17.J" style:family="table-column">
      <style:table-column-properties style:column-width="1.325cm" style:rel-column-width="9483*"/>
    </style:style>
    <style:style style:name="Tableau17.A1" style:family="table-cell">
      <style:table-cell-properties style:vertical-align="middle" fo:padding="0cm" fo:border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_5f_Réponse_5f_Pointillés_5f_Grisés">
      <style:paragraph-properties fo:text-align="center" style:justify-single-word="false"/>
      <style:text-properties officeooo:paragraph-rsid="00abb9b4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Standard">
      <style:text-properties officeooo:paragraph-rsid="00b6db92"/>
    </style:style>
    <style:style style:name="P15" style:family="paragraph" style:parent-style-name="_5f_Paragraphe">
      <style:text-properties officeooo:paragraph-rsid="00b6db92"/>
    </style:style>
    <style:style style:name="P16" style:family="paragraph" style:parent-style-name="_5f_Paragraphe">
      <style:paragraph-properties fo:break-before="column"/>
      <style:text-properties officeooo:paragraph-rsid="00b6db92"/>
    </style:style>
    <style:style style:name="P17" style:family="paragraph" style:parent-style-name="_5f_Paragraphe_5f_Réponse_5f_Elève">
      <style:text-properties officeooo:paragraph-rsid="00b6db92"/>
    </style:style>
    <style:style style:name="P18" style:family="paragraph" style:parent-style-name="_5f_Tableau_5f_Centré_5f_Gras">
      <style:text-properties officeooo:paragraph-rsid="00a77280"/>
    </style:style>
    <style:style style:name="P19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20" style:family="paragraph" style:parent-style-name="Standard">
      <style:text-properties officeooo:paragraph-rsid="00b6db92"/>
    </style:style>
    <style:style style:name="P21" style:family="paragraph" style:parent-style-name="Standard">
      <style:paragraph-properties fo:margin-top="0.199cm" fo:margin-bottom="0cm" style:contextual-spacing="false"/>
      <style:text-properties officeooo:paragraph-rsid="00b6db92"/>
    </style:style>
    <style:style style:name="P22" style:family="paragraph" style:parent-style-name="_5f_Footer_20_page_20_impaire_20__28_D_29_"/>
    <style:style style:name="P23" style:family="paragraph" style:parent-style-name="_5f_Footer_20_page_20_impaire_20__28_D_29_">
      <style:text-properties officeooo:paragraph-rsid="01316a8b"/>
    </style:style>
    <style:style style:name="P2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6" style:family="paragraph" style:parent-style-name="_5f_Footer_20_page_20_paire_20__28_G_29_"/>
    <style:style style:name="P27" style:family="paragraph" style:parent-style-name="_5f_Footer_20_page_20_paire_20__28_G_29_">
      <style:text-properties officeooo:paragraph-rsid="01316a8b"/>
    </style:style>
    <style:style style:name="P28" style:family="paragraph" style:parent-style-name="_5f_Footer_20_page_20_paire_20__28_G_29_">
      <style:text-properties officeooo:paragraph-rsid="01336347"/>
    </style:style>
    <style:style style:name="P29" style:family="paragraph" style:parent-style-name="_5f_Footer_20_page_20_paire_20__28_G_29_">
      <style:text-properties officeooo:paragraph-rsid="0135ac9e"/>
    </style:style>
    <style:style style:name="P30" style:family="paragraph" style:parent-style-name="_5f_Footer_20_page_20_paire_20__28_G_29_">
      <style:text-properties officeooo:paragraph-rsid="01397109"/>
    </style:style>
    <style:style style:name="P31" style:family="paragraph" style:parent-style-name="_5f_Footer_20_page_20_paire_20__28_G_29_">
      <style:text-properties officeooo:paragraph-rsid="013b50d8"/>
    </style:style>
    <style:style style:name="P32" style:family="paragraph" style:parent-style-name="_5f_Footer_20_page_20_paire_20__28_G_29_">
      <style:text-properties officeooo:paragraph-rsid="013c280e"/>
    </style:style>
    <style:style style:name="P33" style:family="paragraph" style:parent-style-name="_5f_Footer_20_page_20_paire_20__28_G_29_">
      <style:text-properties officeooo:paragraph-rsid="0142af40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1" style:family="paragraph" style:parent-style-name="_5f_Header_20_D_20_page_20_paire_20__28_G_29_">
      <style:text-properties officeooo:paragraph-rsid="00fe4814"/>
    </style:style>
    <style:style style:name="P42" style:family="paragraph" style:parent-style-name="_5f_Header_20_D_20_page_20_paire_20__28_G_29_">
      <style:text-properties officeooo:rsid="0101821f" officeooo:paragraph-rsid="0101821f"/>
    </style:style>
    <style:style style:name="P43" style:family="paragraph" style:parent-style-name="_5f_Header_20_G_20_page_20_paire_20__28_G_29_">
      <style:text-properties officeooo:rsid="00ff3616" officeooo:paragraph-rsid="00ff3616"/>
    </style:style>
    <style:style style:name="P4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5" style:family="paragraph" style:parent-style-name="_5f_Header_20_M_20_page_20_impaire_20__28_D_29_">
      <style:text-properties officeooo:rsid="01035d0f" officeooo:paragraph-rsid="01035d0f"/>
    </style:style>
    <style:style style:name="P46" style:family="paragraph" style:parent-style-name="_5f_Header_20_M_20_page_20_paire_20__28_G_29_">
      <style:text-properties officeooo:rsid="0101a5c8" officeooo:paragraph-rsid="0101a5c8"/>
    </style:style>
    <style:style style:name="P47" style:family="paragraph" style:parent-style-name="_5f_Header_20_N_20_page_20_impaire_20__28_D_29_">
      <style:text-properties officeooo:rsid="010462d7" officeooo:paragraph-rsid="010462d7"/>
    </style:style>
    <style:style style:name="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9" style:family="paragraph" style:parent-style-name="_5f_Header_20_P_20_page_20_paire_20__28_G_29_">
      <style:text-properties officeooo:rsid="0107aa33" officeooo:paragraph-rsid="0107aa33"/>
    </style:style>
    <style:style style:name="P5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2" style:family="paragraph" style:parent-style-name="_5f_Paragraphe_5f_Réponse_5f_Elève" style:list-style-name="_5f_Numérotation_20_des_20_exercices"/>
    <style:style style:name="P53" style:family="paragraph" style:parent-style-name="_5f_Paragraphe_5f_avec_5f_Num_5f_Question" style:list-style-name="_5f_Numérotation_20_des_20_exercices"/>
    <style:style style:name="P54" style:family="paragraph" style:parent-style-name="_5f_Paragraphe_5f_avec_5f_Num_5f_Question" style:list-style-name="_5f_Numérotation_20_des_20_exercices">
      <style:text-properties officeooo:paragraph-rsid="00b6db92"/>
    </style:style>
    <style:style style:name="P55" style:family="paragraph" style:parent-style-name="_5f_Paragraphe_5f_avec_5f_Num_5f_Question" style:list-style-name="_5f_Numérotation_20_des_20_exercices">
      <style:paragraph-properties fo:text-align="center" style:justify-single-word="false"/>
      <style:text-properties officeooo:paragraph-rsid="00b6db92"/>
    </style:style>
    <style:style style:name="P56" style:family="paragraph" style:parent-style-name="_5f_Paragraphe_5f_avec_5f_Num_5f_Question" style:list-style-name="_5f_Numérotation_20_des_20_exercices">
      <loext:graphic-properties draw:fill="none"/>
      <style:paragraph-properties fo:margin-left="0cm" fo:margin-right="-0.199cm" fo:margin-top="0.199cm" fo:margin-bottom="0.199cm" style:contextual-spacing="false" fo:text-align="center" style:justify-single-word="false" fo:text-indent="0cm" style:auto-text-indent="false" fo:background-color="transparent" text:number-lines="true" text:line-number="0"/>
      <style:text-properties officeooo:paragraph-rsid="00b6db92"/>
    </style:style>
    <style:style style:name="P57" style:family="paragraph" style:parent-style-name="_5f_Premier_5f_Titre_5f_Exercices_5f_avec_5f_Num_5f_Exo_5f_sans_5f_Titre" style:list-style-name="_5f_Numérotation_20_des_20_exercices"/>
    <style:style style:name="P58" style:family="paragraph" style:parent-style-name="_5f_Titre_5f_Exercices_5f_avec_5f_Titre" style:list-style-name="_5f_Numérotation_20_des_20_exercices"/>
    <style:style style:name="P59" style:family="paragraph" style:parent-style-name="_5f_Titre_5f_Exercices_5f_avec_5f_Titre" style:list-style-name="_5f_Numérotation_20_des_20_exercices" style:master-page-name="SERIE_5f_NUMERIQUE_5f_CLR_5f_d7e12c_5f_2COL">
      <style:paragraph-properties style:page-number="auto"/>
    </style:style>
    <style:style style:name="P60" style:family="paragraph" style:parent-style-name="_5f_Titre_5f_Exercices_5f_sans_5f_Titre" style:list-style-name="_5f_Numérotation_20_des_20_exercices"/>
    <style:style style:name="P6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indent="0cm"/>
    </style:style>
    <style:style style:name="P6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6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align="center" fo:text-indent="0cm"/>
    </style:style>
    <style:style style:name="P67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71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72" style:family="paragraph"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4" style:family="paragraph">
      <loext:graphic-properties draw:fill="solid" draw:fill-color="#9d0f89"/>
    </style:style>
    <style:style style:name="P75" style:family="paragraph">
      <loext:graphic-properties draw:fill="solid" draw:fill-color="#1ca2b8"/>
    </style:style>
    <style:style style:name="P76" style:family="paragraph">
      <loext:graphic-properties draw:fill="solid" draw:fill-color="#d7e12c"/>
    </style:style>
    <style:style style:name="P77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9" style:family="paragraph">
      <loext:graphic-properties draw:fill="solid" draw:fill-color="#f99e06"/>
    </style:style>
    <style:style style:name="P80" style:family="paragraph">
      <loext:graphic-properties draw:fill="solid" draw:fill-color="#d62e4e"/>
    </style:style>
    <style:style style:name="P81" style:family="paragraph">
      <loext:graphic-properties draw:fill="solid" draw:fill-color="#7fb241"/>
    </style:style>
    <style:style style:name="P8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fo:background-color="#ffff00" loext:char-shading-value="0" style:font-weight-asian="normal" style:font-weight-complex="normal"/>
    </style:style>
    <style:style style:name="T11" style:family="text">
      <style:text-properties fo:font-weight="normal" officeooo:rsid="00a77280" fo:background-color="#ffff00" loext:char-shading-value="0" style:font-weight-asian="normal" style:font-weight-complex="normal"/>
    </style:style>
    <style:style style:name="T12" style:family="text">
      <style:text-properties officeooo:rsid="00b44f45"/>
    </style:style>
    <style:style style:name="T13" style:family="text">
      <style:text-properties style:use-window-font-color="true" loext:opacity="0%" fo:background-color="#ffff00" loext:char-shading-value="0"/>
    </style:style>
    <style:style style:name="T14" style:family="text">
      <style:text-properties style:use-window-font-color="true" loext:opacity="0%" officeooo:rsid="00b8f526" fo:background-color="#ffff00" loext:char-shading-value="0"/>
    </style:style>
    <style:style style:name="T15" style:family="text">
      <style:text-properties style:use-window-font-color="true" loext:opacity="0%" officeooo:rsid="00a658bf" fo:background-color="#ffff00" loext:char-shading-value="0"/>
    </style:style>
    <style:style style:name="T16" style:family="text">
      <style:text-properties style:use-window-font-color="true" loext:opacity="0%" officeooo:rsid="00abb9b4" fo:background-color="#ffff00" loext:char-shading-value="0"/>
    </style:style>
    <style:style style:name="T17" style:family="text">
      <style:text-properties style:use-window-font-color="true" loext:opacity="0%" officeooo:rsid="00be9fd5" fo:background-color="#ffff00" loext:char-shading-value="0"/>
    </style:style>
    <style:style style:name="T18" style:family="text">
      <style:text-properties style:use-window-font-color="true" loext:opacity="0%" officeooo:rsid="00ad02dd" fo:background-color="#ffff00" loext:char-shading-value="0"/>
    </style:style>
    <style:style style:name="T19" style:family="text">
      <style:text-properties style:use-window-font-color="true" loext:opacity="0%" officeooo:rsid="00adf439"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a658bf" fo:background-color="#ffff00" loext:char-shading-value="0"/>
    </style:style>
    <style:style style:name="T22" style:family="text">
      <style:text-properties officeooo:rsid="00b8f526" fo:background-color="#ffff00" loext:char-shading-value="0"/>
    </style:style>
    <style:style style:name="T23" style:family="text">
      <style:text-properties officeooo:rsid="00aa678d" fo:background-color="#ffff00" loext:char-shading-value="0"/>
    </style:style>
    <style:style style:name="T24" style:family="text">
      <style:text-properties officeooo:rsid="00aaa100" fo:background-color="#ffff00" loext:char-shading-value="0"/>
    </style:style>
    <style:style style:name="T25" style:family="text">
      <style:text-properties officeooo:rsid="00be9fd5" fo:background-color="#ffff00" loext:char-shading-value="0"/>
    </style:style>
    <style:style style:name="T26" style:family="text">
      <style:text-properties officeooo:rsid="00adf439"/>
    </style:style>
    <style:style style:name="T27" style:family="text">
      <style:text-properties officeooo:rsid="00b6db92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>
          <style:column-sep style:width="0.035cm" style:color="#808080" style:height="100%" style:style="solid"/>
          <style:column style:rel-width="19331*" fo:start-indent="0cm" fo:end-indent="0.247cm"/>
          <style:column style:rel-width="24934*" fo:start-indent="0.247cm" fo:end-indent="0.249cm"/>
          <style:column style:rel-width="21270*" fo:start-indent="0.2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>
          <style:column-sep style:width="0.035cm" style:color="#808080" style:height="100%" style:style="solid"/>
          <style:column style:rel-width="19240*" fo:start-indent="0cm" fo:end-indent="0cm"/>
          <style:column style:rel-width="24440*" fo:start-indent="0cm" fo:end-indent="0cm"/>
          <style:column style:rel-width="2185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198cm">
          <style:column-sep style:width="0.009cm" style:color="#b2b2b2" style:height="100%" style:style="none"/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-sep style:width="0.035cm" style:color="#d7e12c" style:height="100%" style:style="solid"/>
          <style:column style:rel-width="2251*" fo:start-indent="0cm" fo:end-indent="0.15cm"/>
          <style:column style:rel-width="2937*" fo:start-indent="0.15cm" fo:end-indent="0cm"/>
        </style:columns>
      </style:section-properties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6794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" style:family="graphic">
      <style:graphic-properties draw:stroke="solid" draw:stroke-dash="Dashed_20__28_var_29__20_6795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solid" draw:stroke-dash="Dashed_20__28_var_29__20_679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" style:family="graphic">
      <style:graphic-properties draw:stroke="solid" draw:stroke-dash="Dashed_20__28_var_29__20_679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" style:family="graphic">
      <style:graphic-properties draw:stroke="solid" draw:stroke-dash="Dashed_20__28_var_29__20_6798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7" style:family="graphic">
      <style:graphic-properties draw:stroke="solid" draw:stroke-dash="Dashed_20__28_var_29__20_679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" style:family="graphic">
      <style:graphic-properties draw:stroke="solid" draw:stroke-dash="Dashed_20__28_var_29__20_680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" style:family="graphic">
      <style:graphic-properties draw:stroke="solid" draw:stroke-dash="Dashed_20__28_var_29__20_680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" style:family="graphic">
      <style:graphic-properties draw:stroke="solid" draw:stroke-dash="Dashed_20__28_var_29__20_6802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11" style:family="graphic">
      <style:graphic-properties draw:stroke="none" draw:stroke-dash="Dashed_20__28_var_29__20_6803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226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draw:stroke-dash="Dashed_20__28_var_29__20_6804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draw:stroke-dash="Dashed_20__28_var_29__20_6805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draw:stroke-dash="Dashed_20__28_var_29__20_680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none" draw:stroke-dash="Dashed_20__28_var_29__20_6807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226cm" fo:padding-top="0.125cm" fo:padding-bottom="0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draw:stroke-dash="Dashed_20__28_var_29__20_680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draw:stroke-dash="Dashed_20__28_var_29__20_680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draw:stroke-dash="Dashed_20__28_var_29__20_6810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19" style:family="graphic">
      <style:graphic-properties draw:stroke="solid" draw:stroke-dash="Dashed_20__28_var_29__20_681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solid" draw:stroke-dash="Dashed_20__28_var_29__20_681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solid" draw:stroke-dash="Dashed_20__28_var_29__20_681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draw:stroke-dash="Dashed_20__28_var_29__20_6814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none" draw:stroke-dash="Dashed_20__28_var_29__20_681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9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" style:family="graphic">
      <style:graphic-properties loext:decorative="false" style:run-through="foreground"/>
    </style:style>
    <style:style style:name="gr26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0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solid" draw:stroke-dash="Dashed_20__28_var_29__20_2359" svg:stroke-width="0.019cm" svg:stroke-color="#000000" draw:marker-start="" draw:marker-start-width="0.33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" style:family="graphic">
      <style:graphic-properties draw:stroke="none" draw:stroke-dash="Dashed_20__28_var_29__20_274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20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3" style:family="graphic">
      <style:graphic-properties draw:stroke="none" draw:stroke-dash="Dashed_20__28_var_29__20_274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25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4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5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6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7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9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3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6cm" fo:min-width="0.48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6cm" fo:min-width="0.48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" style:family="graphic">
      <style:graphic-properties draw:stroke="solid" draw:stroke-dash="Dashed_20__28_var_29__20_2359" svg:stroke-width="0.019cm" svg:stroke-color="#000000" draw:marker-start="" draw:marker-start-width="0.33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" style:family="graphic">
      <style:graphic-properties draw:stroke="none" draw:stroke-dash="Dashed_20__28_var_29__20_274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20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6" style:family="graphic">
      <style:graphic-properties draw:stroke="none" draw:stroke-dash="Dashed_20__28_var_29__20_275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4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7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8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9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0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1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2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3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4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6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" style:family="graphic">
      <style:graphic-properties draw:stroke="solid" draw:stroke-dash="Dashed_20__28_var_29__20_2372" svg:stroke-width="0.053cm" svg:stroke-color="#ff3333" draw:marker-start="" draw:marker-start-width="0.28cm" draw:marker-start-center="false" draw:marker-end="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3" style:family="graphic">
      <style:graphic-properties draw:stroke="solid" draw:stroke-dash="Dashed_20__28_var_29__20_23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34cm" fo:min-width="0.40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svg:stroke-width="0.049cm" svg:stroke-color="#ff0000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86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5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0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9" text:outline-level="1"><draw:frame draw:style-name="fr1" draw:name="Cadre3" text:anchor-type="char" svg:x="0.009cm" svg:y="0.342cm" svg:width="9.135cm" draw:z-index="71"><draw:text-box fo:min-height="3.93cm"><text:section text:style-name="Sect1" text:name="Section11"><text:h text:style-name="_5f_Paragraphe" text:outline-level="1"><draw:g text:anchor-type="paragraph" draw:z-index="72" draw:name="Forme5" draw:style-name="gr84"><draw:custom-shape draw:style-name="gr85" draw:text-style-name="P78" svg:width="3.964cm" svg:height="0.641cm" draw:transform="skewX (0.00279252680319092) rotate (0.0872664625997165) translate (-0.726722222222222cm -0.663222222222222cm)"><text:p text:style-name="P77"><text:span text:style-name="T3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aractères_5f_gras"><text:span text:style-name="T9">Compare les nombres suivants :</text:span></text:span></text:h><text:section text:style-name="Sect2" text:name="Section2"><text:list text:continue-numbering="true" text:style-name="_5f_Numérotation_20_des_20_exercices"><text:list-item><text:list><text:list-item><text:p text:style-name="P53"><text:span text:style-name="_5f_Caractères">2 et 6.</text:span></text:p></text:list-item><text:list-item><text:p text:style-name="P53"><text:span text:style-name="_5f_Caractères">(─2) et (─6).</text:span></text:p></text:list-item><text:list-item><text:p text:style-name="P53"><text:span text:style-name="_5f_Caractères">(─2) et 6.</text:span></text:p></text:list-item></text:list></text:list-item></text:list></text:section><text:h text:style-name="_5f_Paragraphe" text:outline-level="1"><text:span text:style-name="_5f_Numéros_20_second_20_exercices">Correction</text:span></text:h><text:section text:style-name="Sect1" text:name="Section1"><text:h text:style-name="_5f_Paragraphe" text:outline-level="1"><text:span text:style-name="_5f_Caractères">Les nombres négatifs sont rangés dans l’ordre inverse de leurs opposés.<text:line-break/>Un nombre négatif est toujours plus petit qu'un nombre positif. </text:span></text:h><text:section text:style-name="Sect3" text:name="Section19"><text:list text:continue-numbering="true" text:style-name="_5f_Numérotation_20_des_20_exercices"><text:list-item><text:list><text:list-item text:start-value="1"><text:p text:style-name="P53"><text:span text:style-name="_5f_Caractères">2 &lt; 6 <text:line-break/>(ou 6 &gt; 2)</text:span></text:p></text:list-item><text:list-item><text:p text:style-name="P53"><text:span text:style-name="_5f_Caractères"><text:span text:style-name="T9">─</text:span></text:span><text:span text:style-name="_5f_Caractères_5f_gras"><text:span text:style-name="T9">2 &gt; </text:span></text:span><text:span text:style-name="_5f_Caractères"><text:span text:style-name="T9">─</text:span></text:span><text:span text:style-name="_5f_Caractères_5f_gras"><text:span text:style-name="T9">6 <text:line-break/>(ou ─6 &lt; ─2)</text:span></text:span></text:p></text:list-item><text:list-item><text:p text:style-name="P53"><text:span text:style-name="_5f_Caractères_5f_gras"><text:span text:style-name="T9">─2 &lt; 6 <text:line-break/>(ou 6 &gt; ─2)</text:span></text:span></text:p></text:list-item></text:list></text:list-item></text:list></text:section><text:h text:style-name="_5f_Paragraphe" text:outline-level="1"><text:span text:style-name="_5f_Caractères_5f_gras"/></text:h></text:section></text:section></draw:text-box></draw:frame><text:span text:style-name="_5f_Caractères_5f_gras">Droite graduée et entiers</text:span></text:h>
          <text:list>
            <text:list-item>
              <text:p text:style-name="P53"><text:span text:style-name="_5f_Caractères">Sur la droite graduée ci-dessous, place les points A(8), B(─2), C(3), D(─5) et E(2).</text:span></text:p>
            </text:list-item>
          </text:list>
        </text:list-item>
      </text:list>
      <text:p text:style-name="P14"><draw:g text:anchor-type="paragraph" draw:z-index="102" draw:name="Objet de groupe 1" draw:style-name="gr1"><draw:frame draw:style-name="gr52" draw:text-style-name="P67" svg:width="0.486cm" svg:height="0.537cm" svg:x="1.752cm" svg:y="0cm"><draw:text-box><text:p text:style-name="P66"><text:span text:style-name="T30">B</text:span></text:p></draw:text-box></draw:frame><draw:frame draw:style-name="gr53" draw:text-style-name="P67" svg:width="0.406cm" svg:height="0.535cm" svg:x="6.768cm" svg:y="0.002cm"><draw:text-box><text:p text:style-name="P66"><text:span text:style-name="T30">A</text:span></text:p></draw:text-box></draw:frame><draw:g draw:name="Forme53" draw:style-name="gr25"><draw:line draw:style-name="gr54" draw:text-style-name="P68" svg:x1="-0.001cm" svg:y1="0.686cm" svg:x2="8.998cm" svg:y2="0.686cm"><text:p/></draw:line><draw:frame draw:style-name="gr55" draw:text-style-name="P69" svg:width="0.207cm" svg:height="0.376cm" svg:x="2.872cm" svg:y="0.857cm"><draw:text-box><text:p text:style-name="P64"><text:span text:style-name="T31">0</text:span></text:p></draw:text-box></draw:frame><draw:frame draw:style-name="gr56" draw:text-style-name="P69" svg:width="0.461cm" svg:height="0.376cm" svg:x="3.272cm" svg:y="0.855cm"><draw:text-box><text:p text:style-name="P64"><text:span text:style-name="T31"><text:s/></text:span><text:span text:style-name="T31">1</text:span></text:p></draw:text-box></draw:frame><draw:line draw:style-name="gr57" draw:text-style-name="P68" svg:x1="1.962cm" svg:y1="0.538cm" svg:x2="1.962cm" svg:y2="0.834cm"><text:p/></draw:line><draw:line draw:style-name="gr58" draw:text-style-name="P68" svg:x1="0.962cm" svg:y1="0.538cm" svg:x2="0.962cm" svg:y2="0.834cm"><text:p/></draw:line><draw:line draw:style-name="gr59" draw:text-style-name="P68" svg:x1="2.962cm" svg:y1="0.538cm" svg:x2="2.962cm" svg:y2="0.834cm"><text:p/></draw:line><draw:line draw:style-name="gr60" draw:text-style-name="P68" svg:x1="3.962cm" svg:y1="0.538cm" svg:x2="3.962cm" svg:y2="0.834cm"><text:p/></draw:line><draw:line draw:style-name="gr61" draw:text-style-name="P68" svg:x1="4.963cm" svg:y1="0.538cm" svg:x2="4.963cm" svg:y2="0.834cm"><text:p/></draw:line><draw:line draw:style-name="gr62" draw:text-style-name="P68" svg:x1="5.963cm" svg:y1="0.538cm" svg:x2="5.963cm" svg:y2="0.834cm"><text:p/></draw:line><draw:line draw:style-name="gr63" draw:text-style-name="P68" svg:x1="6.963cm" svg:y1="0.538cm" svg:x2="6.963cm" svg:y2="0.834cm"><text:p/></draw:line><draw:line draw:style-name="gr64" draw:text-style-name="P68" svg:x1="7.961cm" svg:y1="0.538cm" svg:x2="7.961cm" svg:y2="0.834cm"><text:p/></draw:line><draw:line draw:style-name="gr65" draw:text-style-name="P68" svg:x1="1.461cm" svg:y1="0.538cm" svg:x2="1.461cm" svg:y2="0.834cm"><text:p/></draw:line><draw:line draw:style-name="gr66" draw:text-style-name="P68" svg:x1="0.461cm" svg:y1="0.538cm" svg:x2="0.461cm" svg:y2="0.834cm"><text:p/></draw:line><draw:line draw:style-name="gr67" draw:text-style-name="P68" svg:x1="2.461cm" svg:y1="0.538cm" svg:x2="2.461cm" svg:y2="0.834cm"><text:p/></draw:line><draw:line draw:style-name="gr68" draw:text-style-name="P68" svg:x1="3.462cm" svg:y1="0.538cm" svg:x2="3.462cm" svg:y2="0.834cm"><text:p/></draw:line><draw:line draw:style-name="gr69" draw:text-style-name="P68" svg:x1="4.462cm" svg:y1="0.538cm" svg:x2="4.462cm" svg:y2="0.834cm"><text:p/></draw:line><draw:line draw:style-name="gr70" draw:text-style-name="P68" svg:x1="5.462cm" svg:y1="0.538cm" svg:x2="5.462cm" svg:y2="0.834cm"><text:p/></draw:line><draw:line draw:style-name="gr71" draw:text-style-name="P68" svg:x1="6.462cm" svg:y1="0.538cm" svg:x2="6.462cm" svg:y2="0.834cm"><text:p/></draw:line><draw:line draw:style-name="gr72" draw:text-style-name="P68" svg:x1="7.462cm" svg:y1="0.538cm" svg:x2="7.462cm" svg:y2="0.834cm"><text:p/></draw:line><draw:line draw:style-name="gr73" draw:text-style-name="P68" svg:x1="8.462cm" svg:y1="0.538cm" svg:x2="8.462cm" svg:y2="0.834cm"><text:p/></draw:line></draw:g><draw:frame draw:style-name="gr74" draw:text-style-name="P67" svg:width="0.406cm" svg:height="0.535cm" svg:x="4.267cm" svg:y="0.004cm"><draw:text-box><text:p text:style-name="P66"><text:span text:style-name="T30">C</text:span></text:p></draw:text-box></draw:frame><draw:frame draw:style-name="gr75" draw:text-style-name="P67" svg:width="0.406cm" svg:height="0.537cm" svg:x="0.268cm" svg:y="0.004cm"><draw:text-box><text:p text:style-name="P66"><text:span text:style-name="T30">D</text:span></text:p></draw:text-box></draw:frame><draw:frame draw:style-name="gr76" draw:text-style-name="P67" svg:width="0.406cm" svg:height="0.537cm" svg:x="3.768cm" svg:y="0.004cm"><draw:text-box><text:p text:style-name="P66"><text:span text:style-name="T30">E</text:span></text:p></draw:text-box></draw:frame></draw:g><text:span text:style-name="_5f_Caractères"/></text:p>
      <text:p text:style-name="P21"><text:span text:style-name="_5f_Caractères"/></text:p>
      <text:list text:continue-numbering="true" text:style-name="_5f_Numérotation_20_des_20_exercices">
        <text:list-item>
          <text:list>
            <text:list-item>
              <text:p text:style-name="P53"><text:span text:style-name="_5f_Caractères">En examinant la position des points A, B, C, D et E sur cette droite graduée, complète par &lt;, &gt;.</text:span></text:p>
            </text:list-item>
          </text:list>
        </text:list-item>
      </text:list>
      <text:section text:style-name="Sect4" text:name="Section20">
        <text:h text:style-name="P15" text:outline-level="1"><text:span text:style-name="_5f_Caractères">2 </text:span><text:span text:style-name="_5f_Caractères"><text:span text:style-name="T20">&gt;</text:span></text:span><text:span text:style-name="_5f_pointillés_20_gris"> </text:span><text:span text:style-name="_5f_Caractères">─2</text:span></text:h>
        <text:h text:style-name="P15" text:outline-level="1"><text:span text:style-name="_5f_Caractères">─2 </text:span><text:span text:style-name="_5f_Caractères"><text:span text:style-name="T20">&gt;</text:span></text:span><text:span text:style-name="_5f_pointillés_20_gris"> </text:span><text:span text:style-name="_5f_Caractères">─5</text:span></text:h>
        <text:h text:style-name="P16" text:outline-level="1"><text:span text:style-name="_5f_Caractères">2 </text:span><text:span text:style-name="_5f_Caractères"><text:span text:style-name="T20">&gt;</text:span></text:span><text:span text:style-name="_5f_pointillés_20_gris"> </text:span><text:span text:style-name="_5f_Caractères">─5</text:span></text:h>
        <text:h text:style-name="P15" text:outline-level="1"><text:span text:style-name="_5f_Caractères">8 </text:span><text:span text:style-name="_5f_Caractères"><text:span text:style-name="T20">&gt;</text:span></text:span><text:span text:style-name="_5f_pointillés_20_gris"> </text:span><text:span text:style-name="_5f_Caractères">─2</text:span></text:h>
        <text:h text:style-name="P16" text:outline-level="1"><text:span text:style-name="_5f_Caractères">3 </text:span><text:span text:style-name="_5f_Caractères"><text:span text:style-name="T20">&lt;</text:span></text:span><text:span text:style-name="_5f_pointillés_20_gris"> </text:span><text:span text:style-name="_5f_Caractères">8</text:span></text:h>
        <text:h text:style-name="P15" text:outline-level="1"><text:span text:style-name="_5f_Caractères">─5 </text:span><text:span text:style-name="_5f_Caractères"><text:span text:style-name="T20">&lt;</text:span></text:span><text:span text:style-name="_5f_pointillés_20_gris"> </text:span><text:span text:style-name="_5f_Caractères">3</text:span></text:h>
      </text:section>
      <text:list text:continue-numbering="true" text:style-name="_5f_Numérotation_20_des_20_exercices">
        <text:list-item>
          <text:list>
            <text:list-item>
              <text:p text:style-name="P53"><text:span text:style-name="_5f_Caractères">Range dans l'ordre croissant : </text:span></text:p>
            </text:list-item>
          </text:list>
        </text:list-item>
      </text:list>
      <text:h text:style-name="_5f_Paragraphe" text:outline-level="1"><text:span text:style-name="_5f_Caractères">8 ; (─2) ; 3 ; (─5)  et 2.</text:span></text:h>
      <text:list text:continue-numbering="true" text:style-name="_5f_Numérotation_20_des_20_exercices">
        <text:list-item>
          <text:list>
            <text:list-header>
              <text:p text:style-name="P55"><text:span text:style-name="_5f_Caractères"><text:span text:style-name="T20">─5 &lt; ─</text:span></text:span><text:span text:style-name="_5f_Caractères"><text:span text:style-name="T21">2</text:span></text:span><text:span text:style-name="_5f_Caractères"><text:span text:style-name="T20"> &lt; </text:span></text:span><text:span text:style-name="_5f_Caractères"><text:span text:style-name="T21">2 &lt; 3 &lt; 5</text:span></text:span></text:p>
            </text:list-header>
          </text:list>
        </text:list-item>
        <text:list-item>
          <text:h text:style-name="P58" text:outline-level="1"><text:span text:style-name="_5f_Caractères_5f_gras">Droite graduée et décimaux</text:span></text:h>
          <text:list>
            <text:list-item>
              <text:p text:style-name="P53"><text:span text:style-name="_5f_Caractères">Sur la droite graduée ci-dessous, d'unité le centimètre, place les points :<text:line-break/>A(0,8), B(─2,3), C(3,5), D(5,4) et E(─1,6).</text:span></text:p>
            </text:list-item>
          </text:list>
        </text:list-item>
      </text:list>
      <text:p text:style-name="P14"><draw:g text:anchor-type="paragraph" draw:z-index="103" draw:name="Objet de groupe 2" draw:style-name="gr30"><draw:line draw:style-name="gr31" draw:text-style-name="P68" svg:x1="-0.001cm" svg:y1="0.703cm" svg:x2="8.998cm" svg:y2="0.703cm"><text:p/></draw:line><draw:frame draw:style-name="gr32" draw:text-style-name="P69" svg:width="0.207cm" svg:height="0.382cm" svg:x="2.872cm" svg:y="0.873cm"><draw:text-box><text:p text:style-name="P64"><text:span text:style-name="T31">0</text:span></text:p></draw:text-box></draw:frame><draw:frame draw:style-name="gr33" draw:text-style-name="P71" svg:width="0.258cm" svg:height="0.382cm" svg:x="3.881cm" svg:y="0.871cm"><draw:text-box><text:p text:style-name="P70"><text:span text:style-name="T31">1</text:span></text:p></draw:text-box></draw:frame><draw:line draw:style-name="gr34" draw:text-style-name="P68" svg:x1="1.962cm" svg:y1="0.553cm" svg:x2="1.962cm" svg:y2="0.851cm"><text:p/></draw:line><draw:line draw:style-name="gr35" draw:text-style-name="P68" svg:x1="0.962cm" svg:y1="0.553cm" svg:x2="0.962cm" svg:y2="0.851cm"><text:p/></draw:line><draw:line draw:style-name="gr36" draw:text-style-name="P68" svg:x1="2.962cm" svg:y1="0.553cm" svg:x2="2.962cm" svg:y2="0.851cm"><text:p/></draw:line><draw:line draw:style-name="gr37" draw:text-style-name="P68" svg:x1="3.962cm" svg:y1="0.553cm" svg:x2="3.962cm" svg:y2="0.851cm"><text:p/></draw:line><draw:line draw:style-name="gr38" draw:text-style-name="P68" svg:x1="4.963cm" svg:y1="0.553cm" svg:x2="4.963cm" svg:y2="0.851cm"><text:p/></draw:line><draw:line draw:style-name="gr39" draw:text-style-name="P68" svg:x1="5.963cm" svg:y1="0.553cm" svg:x2="5.963cm" svg:y2="0.851cm"><text:p/></draw:line><draw:line draw:style-name="gr40" draw:text-style-name="P68" svg:x1="6.963cm" svg:y1="0.553cm" svg:x2="6.963cm" svg:y2="0.851cm"><text:p/></draw:line><draw:line draw:style-name="gr41" draw:text-style-name="P68" svg:x1="7.961cm" svg:y1="0.553cm" svg:x2="7.961cm" svg:y2="0.851cm"><text:p/></draw:line><draw:line draw:style-name="gr42" draw:text-style-name="P68" svg:x1="3.759cm" svg:y1="0.557cm" svg:x2="3.759cm" svg:y2="0.855cm"><text:p/></draw:line><draw:line draw:style-name="gr43" draw:text-style-name="P68" svg:x1="0.659cm" svg:y1="0.557cm" svg:x2="0.659cm" svg:y2="0.855cm"><text:p/></draw:line><draw:line draw:style-name="gr44" draw:text-style-name="P68" svg:x1="6.459cm" svg:y1="0.557cm" svg:x2="6.459cm" svg:y2="0.855cm"><text:p/></draw:line><draw:line draw:style-name="gr45" draw:text-style-name="P68" svg:x1="8.359cm" svg:y1="0.557cm" svg:x2="8.359cm" svg:y2="0.855cm"><text:p/></draw:line><draw:line draw:style-name="gr46" draw:text-style-name="P68" svg:x1="1.359cm" svg:y1="0.557cm" svg:x2="1.359cm" svg:y2="0.855cm"><text:p/></draw:line><draw:frame draw:style-name="gr47" draw:text-style-name="P67" svg:width="0.486cm" svg:height="0.537cm" svg:x="0.415cm" svg:y="0cm"><draw:text-box><text:p text:style-name="P66"><text:span text:style-name="T30">B</text:span></text:p></draw:text-box></draw:frame><draw:frame draw:style-name="gr48" draw:text-style-name="P67" svg:width="0.406cm" svg:height="0.535cm" svg:x="3.53cm" svg:y="0.002cm"><draw:text-box><text:p text:style-name="P66"><text:span text:style-name="T30">A</text:span></text:p></draw:text-box></draw:frame><draw:frame draw:style-name="gr49" draw:text-style-name="P67" svg:width="0.406cm" svg:height="0.535cm" svg:x="6.23cm" svg:y="0.004cm"><draw:text-box><text:p text:style-name="P66"><text:span text:style-name="T30">C</text:span></text:p></draw:text-box></draw:frame><draw:frame draw:style-name="gr50" draw:text-style-name="P67" svg:width="0.406cm" svg:height="0.537cm" svg:x="8.13cm" svg:y="0.004cm"><draw:text-box><text:p text:style-name="P66"><text:span text:style-name="T30">D</text:span></text:p></draw:text-box></draw:frame><draw:frame draw:style-name="gr51" draw:text-style-name="P67" svg:width="0.406cm" svg:height="0.537cm" svg:x="1.166cm" svg:y="0.004cm"><draw:text-box><text:p text:style-name="P66"><text:span text:style-name="T30">E</text:span></text:p></draw:text-box></draw:frame></draw:g><text:span text:style-name="_5f_Caractères"/></text:p>
      <text:p text:style-name="P14"><text:span text:style-name="_5f_Caractères"/></text:p>
      <text:p text:style-name="P14"><text:span text:style-name="_5f_Caractères"/></text:p>
      <text:list text:continue-numbering="true" text:style-name="_5f_Numérotation_20_des_20_exercices">
        <text:list-item>
          <text:list>
            <text:list-item>
              <text:p text:style-name="P53"><text:span text:style-name="_5f_Caractères">En t'aidant de la droite graduée, range dans l'ordre décroissant les nombres relatifs suivants : <text:line-break/>0,8 ; (─2,3) ; 3,5 ; 5,4  et (─1,6).</text:span></text:p>
              <text:p text:style-name="P55"><text:span text:style-name="_5f_Caractères"><text:span text:style-name="T20">─</text:span></text:span><text:span text:style-name="_5f_Caractères"><text:span text:style-name="T21">2,3</text:span></text:span><text:span text:style-name="_5f_Caractères"><text:span text:style-name="T20"> &lt; ─</text:span></text:span><text:span text:style-name="_5f_Caractères"><text:span text:style-name="T21">1,6</text:span></text:span><text:span text:style-name="_5f_Caractères"><text:span text:style-name="T20"> &lt; </text:span></text:span><text:span text:style-name="_5f_Caractères"><text:span text:style-name="T21">0,8 &lt; 3,5 &lt; 5,4</text:span></text:span></text:p>
            </text:list-item>
          </text:list>
        </text:list-item>
        <text:list-item>
          <text:h text:style-name="P60" text:outline-level="1"><text:span text:style-name="_5f_Caractères">Dans chacun des cas, </text:span><text:span text:style-name="_5f_Caractères"><text:span text:style-name="T12">barre</text:span></text:span><text:span text:style-name="_5f_Caractères"> le nombre qui n’est pas à sa place.</text:span></text:h>
          <text:list>
            <text:list-item>
              <text:p text:style-name="P54"><draw:line text:anchor-type="paragraph" draw:z-index="73" draw:name="Ligne 6" draw:style-name="gr83" draw:text-style-name="P72" svg:x1="5.919cm" svg:y1="0.025cm" svg:x2="5.004cm" svg:y2="0.88cm"><text:p/></draw:line><text:span text:style-name="_5f_Caractères">─9,84 &lt; ─9,72 &lt; ─9,67 &lt;</text:span><text:span text:style-name="_5f_Caractères"><text:span text:style-name="T20"> ─9,78</text:span></text:span><text:span text:style-name="_5f_Caractères"> &lt; ─9,18</text:span></text:p>
            </text:list-item>
            <text:list-item>
              <text:p text:style-name="P54"><draw:line text:anchor-type="paragraph" draw:z-index="74" draw:name="Ligne 7" draw:style-name="gr83" draw:text-style-name="P72" svg:x1="2.988cm" svg:y1="-0.032cm" svg:x2="2.073cm" svg:y2="0.823cm"><text:p/></draw:line><text:span text:style-name="_5f_Caractères">─2,5 &lt; </text:span><text:span text:style-name="_5f_Caractères"><text:span text:style-name="T20">─2,498</text:span></text:span><text:span text:style-name="_5f_Caractères"> &lt; ─2,499 &lt; 1,54 &lt; 1,55</text:span></text:p>
            </text:list-item>
            <text:list-item>
              <text:p text:style-name="P54"><draw:line text:anchor-type="paragraph" draw:z-index="75" draw:name="Ligne 8" draw:style-name="gr83" draw:text-style-name="P72" svg:x1="3.111cm" svg:y1="0.014cm" svg:x2="2.196cm" svg:y2="0.869cm"><text:p/></draw:line><text:span text:style-name="_5f_Caractères">─10,1 &gt; </text:span><text:span text:style-name="_5f_Caractères"><text:span text:style-name="T20">─10,02</text:span></text:span><text:span text:style-name="_5f_Caractères"> &gt; ─10,2 &gt; ─10,22 &gt; ─10,222</text:span></text:p>
            </text:list-item>
          </text:list>
          <text:h text:style-name="P58" text:outline-level="1"><text:span text:style-name="_5f_Caractères_5f_gras"/></text:h>
        </text:list-item>
        <text:list-item>
          <text:h text:style-name="P19" text:outline-level="1"><text:span text:style-name="_5f_Caractères_5f_gras">Distance à zéro</text:span></text:h>
        </text:list-item>
      </text:list>
      <text:h text:style-name="_5f_Paragraphe" text:outline-level="1"><text:span text:style-name="_5f_Caractères">Complète le tableau suivant.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 table:number-columns-repeated="2"/>
        <table:table-column table:style-name="Tableau14.F"/>
        <table:table-header-rows>
          <table:table-row table:style-name="Tableau14.1">
            <table:table-cell table:style-name="Tableau14.A1" office:value-type="string">
              <text:h text:style-name="_5f_Tableau_5f_Centré_5f_Gras" text:outline-level="1"><text:span text:style-name="_5f_Caractères">Nombre</text:span></text:h>
            </table:table-cell>
            <table:table-cell table:style-name="Tableau14.B1" office:value-type="string">
              <text:h text:style-name="_5f_Tableau_5f_Centré_5f_Gras" text:outline-level="1"><text:span text:style-name="_5f_Caractères">1,5</text:span></text:h>
            </table:table-cell>
            <table:table-cell table:style-name="Tableau14.C1" office:value-type="string">
              <text:h text:style-name="_5f_Tableau_5f_Centré_5f_Gras" text:outline-level="1"><text:span text:style-name="_5f_Caractères">─0,5</text:span></text:h>
            </table:table-cell>
            <table:table-cell table:style-name="Tableau14.D1" office:value-type="string">
              <text:h text:style-name="_5f_Tableau_5f_Centré_5f_Gras" text:outline-level="1"><text:span text:style-name="_5f_Caractères">2,7</text:span></text:h>
            </table:table-cell>
            <table:table-cell table:style-name="Tableau14.E1" office:value-type="string">
              <text:h text:style-name="_5f_Tableau_5f_Centré_5f_Gras" text:outline-level="1"><text:span text:style-name="_5f_Caractères">─2,8</text:span></text:h>
            </table:table-cell>
            <table:table-cell table:style-name="Tableau14.F1" office:value-type="string">
              <text:h text:style-name="_5f_Tableau_5f_Centré_5f_Gras" text:outline-level="1"><text:span text:style-name="_5f_Caractères">─1,3</text:span></text:h>
            </table:table-cell>
          </table:table-row>
        </table:table-header-rows>
        <table:table-row table:style-name="Tableau14.1">
          <table:table-cell table:style-name="Tableau14.A2" office:value-type="string">
            <text:h text:style-name="_5f_Tableau_5f_Centré_5f_Gras" text:outline-level="1"><text:span text:style-name="_5f_Caractères">Distance à zéro de ce nombre</text:span></text:h>
          </table:table-cell>
          <table:table-cell table:style-name="Tableau14.B2" office:value-type="string">
            <text:h text:style-name="P18" text:outline-level="1"><text:span text:style-name="_5f_Caractères"><text:span text:style-name="T10">1,5</text:span></text:span></text:h>
          </table:table-cell>
          <table:table-cell table:style-name="Tableau14.C2" office:value-type="string">
            <text:h text:style-name="P18" text:outline-level="1"><text:span text:style-name="_5f_Caractères"><text:span text:style-name="T11">0</text:span></text:span><text:span text:style-name="_5f_Caractères"><text:span text:style-name="T10">,5</text:span></text:span></text:h>
          </table:table-cell>
          <table:table-cell table:style-name="Tableau14.D2" office:value-type="string">
            <text:h text:style-name="P18" text:outline-level="1"><text:span text:style-name="_5f_Caractères"><text:span text:style-name="T11">2,7</text:span></text:span></text:h>
          </table:table-cell>
          <table:table-cell table:style-name="Tableau14.E2" office:value-type="string">
            <text:h text:style-name="P18" text:outline-level="1"><text:span text:style-name="_5f_Caractères"><text:span text:style-name="T11">2,8</text:span></text:span></text:h>
          </table:table-cell>
          <table:table-cell table:style-name="Tableau14.F2" office:value-type="string">
            <text:h text:style-name="P18" text:outline-level="1"><text:span text:style-name="_5f_Caractères"><text:span text:style-name="T10">1,</text:span></text:span><text:span text:style-name="_5f_Caractères"><text:span text:style-name="T11">3</text:span>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53"><text:span text:style-name="_5f_Caractères">Sur l'axe gradué ci-dessous, place un point A dont la distance à l'origine O est de 2,5 unités.</text:span></text:p>
            </text:list-item>
          </text:list>
        </text:list-item>
      </text:list>
      <text:p text:style-name="P14"><draw:g text:anchor-type="paragraph" draw:z-index="104" draw:name="Objet de groupe 3" draw:style-name="gr1"><draw:line draw:style-name="gr2" draw:text-style-name="P61" svg:x1="-0.001cm" svg:y1="0.668cm" svg:x2="8.998cm" svg:y2="0.668cm"><text:p/></draw:line><draw:line draw:style-name="gr3" draw:text-style-name="P61" svg:x1="0.352cm" svg:y1="0.546cm" svg:x2="0.352cm" svg:y2="0.793cm"><text:p/></draw:line><draw:line draw:style-name="gr4" draw:text-style-name="P61" svg:x1="0.997cm" svg:y1="0.546cm" svg:x2="0.997cm" svg:y2="0.793cm"><text:p/></draw:line><draw:line draw:style-name="gr5" draw:text-style-name="P61" svg:x1="2.289cm" svg:y1="0.546cm" svg:x2="2.289cm" svg:y2="0.793cm"><text:p/></draw:line><draw:line draw:style-name="gr6" draw:text-style-name="P61" svg:x1="4.229cm" svg:y1="0.546cm" svg:x2="4.229cm" svg:y2="0.793cm"><text:p/></draw:line><draw:line draw:style-name="gr7" draw:text-style-name="P61" svg:x1="4.873cm" svg:y1="0.546cm" svg:x2="4.873cm" svg:y2="0.793cm"><text:p/></draw:line><draw:line draw:style-name="gr8" draw:text-style-name="P61" svg:x1="3.58cm" svg:y1="0.548cm" svg:x2="3.58cm" svg:y2="0.795cm"><text:p/></draw:line><draw:line draw:style-name="gr9" draw:text-style-name="P61" svg:x1="6.171cm" svg:y1="0.546cm" svg:x2="6.171cm" svg:y2="0.793cm"><text:p/></draw:line><draw:line draw:style-name="gr10" draw:text-style-name="P61" svg:x1="6.813cm" svg:y1="0.546cm" svg:x2="6.813cm" svg:y2="0.793cm"><text:p/></draw:line><draw:frame draw:style-name="gr11" draw:text-style-name="P63" svg:width="0.733cm" svg:height="0.549cm" svg:x="3.87cm" svg:y="0.836cm"><draw:text-box><text:p text:style-name="P62"><text:span text:style-name="T28">0</text:span></text:p></draw:text-box></draw:frame><draw:line draw:style-name="gr12" draw:text-style-name="P61" svg:x1="1.641cm" svg:y1="0.546cm" svg:x2="1.641cm" svg:y2="0.793cm"><text:p/></draw:line><draw:line draw:style-name="gr13" draw:text-style-name="P61" svg:x1="2.932cm" svg:y1="0.546cm" svg:x2="2.932cm" svg:y2="0.793cm"><text:p/></draw:line><draw:line draw:style-name="gr14" draw:text-style-name="P61" svg:x1="5.518cm" svg:y1="0.546cm" svg:x2="5.518cm" svg:y2="0.793cm"><text:p/></draw:line><draw:frame draw:style-name="gr15" draw:text-style-name="P63" svg:width="0.733cm" svg:height="0.549cm" svg:x="5.186cm" svg:y="0.836cm"><draw:text-box><text:p text:style-name="P62"><text:span text:style-name="T28">1</text:span></text:p></draw:text-box></draw:frame><draw:line draw:style-name="gr16" draw:text-style-name="P61" svg:x1="4.873cm" svg:y1="0.546cm" svg:x2="4.873cm" svg:y2="0.793cm"><text:p/></draw:line><draw:line draw:style-name="gr17" draw:text-style-name="P61" svg:x1="6.171cm" svg:y1="0.546cm" svg:x2="6.171cm" svg:y2="0.793cm"><text:p/></draw:line><draw:line draw:style-name="gr18" draw:text-style-name="P61" svg:x1="5.518cm" svg:y1="0.546cm" svg:x2="5.518cm" svg:y2="0.793cm"><text:p/></draw:line><draw:line draw:style-name="gr19" draw:text-style-name="P61" svg:x1="7.478cm" svg:y1="0.546cm" svg:x2="7.478cm" svg:y2="0.793cm"><text:p/></draw:line><draw:line draw:style-name="gr20" draw:text-style-name="P61" svg:x1="8.122cm" svg:y1="0.546cm" svg:x2="8.122cm" svg:y2="0.793cm"><text:p/></draw:line><draw:line draw:style-name="gr21" draw:text-style-name="P61" svg:x1="7.478cm" svg:y1="0.546cm" svg:x2="7.478cm" svg:y2="0.793cm"><text:p/></draw:line><draw:line draw:style-name="gr22" draw:text-style-name="P61" svg:x1="8.122cm" svg:y1="0.546cm" svg:x2="8.122cm" svg:y2="0.793cm"><text:p/></draw:line><draw:frame draw:style-name="gr23" draw:text-style-name="P65" svg:width="0.295cm" svg:height="0.496cm" svg:x="4.087cm" svg:y="0.012cm"><draw:text-box><text:p text:style-name="P64"><text:span text:style-name="T29">O</text:span></text:p></draw:text-box></draw:frame><draw:frame draw:style-name="gr24" draw:text-style-name="P67" svg:width="0.406cm" svg:height="0.535cm" svg:x="7.281cm" svg:y="0cm"><draw:text-box><text:p text:style-name="P66"><text:span text:style-name="T30">A</text:span></text:p></draw:text-box></draw:frame><draw:g draw:style-name="gr25"><draw:line draw:style-name="gr26" draw:text-style-name="P68" svg:x1="7.36cm" svg:y1="0.546cm" svg:x2="7.6cm" svg:y2="0.786cm"><text:p/></draw:line><draw:line draw:style-name="gr27" draw:text-style-name="P68" svg:x1="7.6cm" svg:y1="0.546cm" svg:x2="7.36cm" svg:y2="0.786cm"><text:p/></draw:line></draw:g><draw:g draw:style-name="gr25"><draw:line draw:style-name="gr28" draw:text-style-name="P68" svg:x1="0.876cm" svg:y1="0.551cm" svg:x2="1.116cm" svg:y2="0.791cm"><text:p/></draw:line><draw:line draw:style-name="gr29" draw:text-style-name="P68" svg:x1="1.116cm" svg:y1="0.551cm" svg:x2="0.876cm" svg:y2="0.791cm"><text:p/></draw:line></draw:g></draw:g></text:p>
      <text:p text:style-name="P14"/>
      <text:p text:style-name="P14"/>
      <text:list text:continue-numbering="true" text:style-name="_5f_Numérotation_20_des_20_exercices">
        <text:list-item>
          <text:list>
            <text:list-item>
              <text:p text:style-name="P54"><text:span text:style-name="_5f_Caractères">Combien y a-t-il de possibilités ? </text:span><text:span text:style-name="_5f_pointillés_20_gris"><text:tab/></text:span><text:span text:style-name="_5f_Caractères"><text:span text:style-name="T22">Il y a </text:span></text:span><text:span text:style-name="_5f_pointillés_20_gris"><text:span text:style-name="T14">deux positions possibles qui sont symétriques par rapport à l’origine du repère.</text:span></text:span></text:p>
            </text:list-item>
          </text:list>
        </text:list-item>
        <text:list-item>
          <text:h text:style-name="P58" text:outline-level="1"><text:span text:style-name="_5f_Caractères_5f_gras">Ordre croissant – Ordre décroissant</text:span></text:h>
          <text:list>
            <text:list-item>
              <text:p text:style-name="P53"><text:span text:style-name="_5f_Caractères">Range dans l'ordre croissant les nombres : <text:line-break/>5,0 ; 2,7 ; (─2,6) ; (─3,1) ; 7,1 ; (─8,3) et (─0,2).</text:span></text:p>
              <text:p text:style-name="P55"><text:span text:style-name="_5f_Caractères"><text:span text:style-name="T20">─</text:span></text:span><text:span text:style-name="_5f_Caractères"><text:span text:style-name="T23">8</text:span></text:span><text:span text:style-name="_5f_Caractères"><text:span text:style-name="T21">,3 &lt; ─</text:span></text:span><text:span text:style-name="_5f_Caractères"><text:span text:style-name="T23">3,1</text:span></text:span><text:span text:style-name="_5f_Caractères"><text:span text:style-name="T21"> &lt; ─</text:span></text:span><text:span text:style-name="_5f_Caractères"><text:span text:style-name="T23">2,6</text:span></text:span><text:span text:style-name="_5f_Caractères"><text:span text:style-name="T20"> &lt; ─</text:span></text:span><text:span text:style-name="_5f_Caractères"><text:span text:style-name="T23">0</text:span></text:span><text:span text:style-name="_5f_Caractères"><text:span text:style-name="T21">,</text:span></text:span><text:span text:style-name="_5f_Caractères"><text:span text:style-name="T23">2</text:span></text:span><text:span text:style-name="_5f_Caractères"><text:span text:style-name="T20"> &lt; </text:span></text:span><text:span text:style-name="_5f_Caractères"><text:span text:style-name="T23">2</text:span></text:span><text:span text:style-name="_5f_Caractères"><text:span text:style-name="T21">,</text:span></text:span><text:span text:style-name="_5f_Caractères"><text:span text:style-name="T23">7</text:span></text:span><text:span text:style-name="_5f_Caractères"><text:span text:style-name="T21"> &lt; 5 &lt; </text:span></text:span><text:span text:style-name="_5f_Caractères"><text:span text:style-name="T23">7</text:span></text:span><text:span text:style-name="_5f_Caractères"><text:span text:style-name="T21">,</text:span></text:span><text:span text:style-name="_5f_Caractères"><text:span text:style-name="T23">1</text:span></text:span></text:p>
            </text:list-item>
            <text:list-item>
              <text:p text:style-name="P53"><text:span text:style-name="_5f_Caractères">Range dans l'ordre décroissant les nombres  (─10,6) ; 14,52 ; (─8,31) ; (─3,8) ; 4,2 ; 14,6 et (─8,3).</text:span></text:p>
              <text:p text:style-name="P56"><text:span text:style-name="_5f_Caractères"><text:span text:style-name="T23">14,6</text:span></text:span><text:span text:style-name="_5f_Caractères"><text:span text:style-name="T20"> &gt; </text:span></text:span><text:span text:style-name="_5f_Caractères"><text:span text:style-name="T23">14,</text:span></text:span><text:span text:style-name="_5f_Caractères"><text:span text:style-name="T24">52</text:span></text:span><text:span text:style-name="_5f_Caractères"><text:span text:style-name="T23"> &gt; 4,</text:span></text:span><text:span text:style-name="_5f_Caractères"><text:span text:style-name="T24">2</text:span></text:span><text:span text:style-name="_5f_Caractères"><text:span text:style-name="T20"> &gt; </text:span></text:span><text:span text:style-name="_5f_Caractères"><text:span text:style-name="T21">─</text:span></text:span><text:span text:style-name="_5f_Caractères"><text:span text:style-name="T23">3,</text:span></text:span><text:span text:style-name="_5f_Caractères"><text:span text:style-name="T24">8</text:span></text:span><text:span text:style-name="_5f_Caractères"><text:span text:style-name="T21"> &gt; ─</text:span></text:span><text:span text:style-name="_5f_Caractères"><text:span text:style-name="T23">8,</text:span></text:span><text:span text:style-name="_5f_Caractères"><text:span text:style-name="T24">3</text:span></text:span><text:span text:style-name="_5f_Caractères"><text:span text:style-name="T21"> &gt; ─</text:span></text:span><text:span text:style-name="_5f_Caractères"><text:span text:style-name="T23">8,</text:span></text:span><text:span text:style-name="_5f_Caractères"><text:span text:style-name="T24">31</text:span></text:span><text:span text:style-name="_5f_Caractères"><text:span text:style-name="T21"> &gt; ─</text:span></text:span><text:span text:style-name="_5f_Caractères"><text:span text:style-name="T23">1</text:span></text:span><text:span text:style-name="_5f_Caractères"><text:span text:style-name="T24">0,6</text:span></text:span></text:p>
            </text:list-item>
          </text:list>
        </text:list-item>
        <text:list-item>
          <text:h text:style-name="P57" text:outline-level="1"><text:span text:style-name="_5f_Caractères">Complète par des nombres relatifs qui conviennent.</text:span></text:h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A"/>
        <table:table-column table:style-name="Tableau17.D"/>
        <table:table-column table:style-name="Tableau17.A"/>
        <table:table-column table:style-name="Tableau17.B"/>
        <table:table-column table:style-name="Tableau17.A"/>
        <table:table-column table:style-name="Tableau17.D"/>
        <table:table-column table:style-name="Tableau17.A"/>
        <table:table-column table:style-name="Tableau17.J"/>
        <table:table-row>
          <table:table-cell table:style-name="Tableau17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2"><text:span text:style-name="_5f_Caractères"/></text:p>
                  </text:list-item>
                </text:list>
              </text:list-item>
            </text:list>
          </table:table-cell>
          <table:table-cell table:style-name="Tableau17.A1" office:value-type="string">
            <text:h text:style-name="_5f_Tableau_5f_Centré" text:outline-level="1"><text:span text:style-name="_5f_Caractères">─6,4</text:span></text:h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6,2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6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5,9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h text:style-name="_5f_Tableau_5f_Centré" text:outline-level="1"><text:span text:style-name="_5f_Caractères">─5,8</text:span></text:h>
          </table:table-cell>
        </table:table-row>
        <table:table-row>
          <table:table-cell table:style-name="Tableau17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2"><text:span text:style-name="_5f_Caractères"/></text:p>
                  </text:list-item>
                </text:list>
              </text:list-item>
            </text:list>
          </table:table-cell>
          <table:table-cell table:style-name="Tableau17.A1" office:value-type="string">
            <text:h text:style-name="_5f_Tableau_5f_Centré" text:outline-level="1"><text:span text:style-name="_5f_Caractères">─123</text:span></text:h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123,5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h text:style-name="_5f_Tableau_5f_Centré" text:outline-level="1"><text:span text:style-name="_5f_Caractères">─124</text:span></text:h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124,1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h text:style-name="_5f_Tableau_5f_Centré" text:outline-level="1"><text:span text:style-name="_5f_Caractères">─125</text:span></text:h>
          </table:table-cell>
        </table:table-row>
        <table:table-row>
          <table:table-cell table:style-name="Tableau17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2"><text:span text:style-name="_5f_Caractères"/></text:p>
                  </text:list-item>
                </text:list>
              </text:list-item>
            </text:list>
          </table:table-cell>
          <table:table-cell table:style-name="Tableau17.A1" office:value-type="string">
            <text:h text:style-name="_5f_Tableau_5f_Centré" text:outline-level="1"><text:span text:style-name="_5f_Caractères">─0,52</text:span></text:h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0,515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0,51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0,505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h text:style-name="_5f_Tableau_5f_Centré" text:outline-level="1"><text:span text:style-name="_5f_Caractères">─0,5</text:span></text:h>
          </table:table-cell>
        </table:table-row>
        <table:table-row>
          <table:table-cell table:style-name="Tableau17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2"><text:span text:style-name="_5f_Caractères"/></text:p>
                  </text:list-item>
                </text:list>
              </text:list-item>
            </text:list>
          </table:table-cell>
          <table:table-cell table:style-name="Tableau17.A1" office:value-type="string">
            <text:h text:style-name="_5f_Tableau_5f_Centré" text:outline-level="1"><text:span text:style-name="_5f_Caractères">─6,1</text:span></text:h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6,12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h text:style-name="_5f_Tableau_5f_Centré" text:outline-level="1"><text:span text:style-name="_5f_Caractères">─6,2</text:span></text:h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p text:style-name="P2"><text:span text:style-name="_5f_Caractères"><text:span text:style-name="T15">─</text:span></text:span><text:span text:style-name="_5f_Caractères"><text:span text:style-name="T16">6,25</text:span></text:span></text:p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h text:style-name="_5f_Tableau_5f_Centré" text:outline-level="1"><text:span text:style-name="_5f_Caractères">─6,29</text:span></text:h>
          </table:table-cell>
        </table:table-row>
      </table:table>
      <text:list text:continue-numbering="true" text:style-name="_5f_Numérotation_20_des_20_exercices">
        <text:list-item>
          <text:h text:style-name="P60" text:outline-level="1"><text:span text:style-name="_5f_Caractères">Donne tous les entiers relatifs compris strictement entre :</text:span></text:h>
        </text:list-item>
      </text:list>
      <text:p text:style-name="P17"><text:span text:style-name="_5f_Caractères">(─2) et 5 :</text:span><text:span text:style-name="_5f_Caractères"><text:span text:style-name="T20"> </text:span></text:span><text:span text:style-name="_5f_Caractères"><text:span text:style-name="T25">(</text:span></text:span><text:span text:style-name="_5f_Caractères"><text:span text:style-name="T15">─</text:span></text:span><text:span text:style-name="_5f_Caractères"><text:span text:style-name="T16">1</text:span></text:span><text:span text:style-name="_5f_Caractères"><text:span text:style-name="T17">)</text:span></text:span><text:span text:style-name="_5f_Caractères"><text:span text:style-name="T16"> ; 0 ; 1 ; 2 ; 3 et 4</text:span></text:span><text:span text:style-name="_5f_pointillés_20_gris"><text:span text:style-name="T13">.</text:span></text:span></text:p>
      <text:p text:style-name="P17"><text:span text:style-name="_5f_Caractères">(─15) et (─20) :</text:span><text:span text:style-name="_5f_Caractères"><text:span text:style-name="T20"> </text:span></text:span><text:span text:style-name="_5f_Caractères"><text:span text:style-name="T25">(</text:span></text:span><text:span text:style-name="_5f_Caractères"><text:span text:style-name="T15">─</text:span></text:span><text:span text:style-name="_5f_Caractères"><text:span text:style-name="T16">1</text:span></text:span><text:span text:style-name="_5f_Caractères"><text:span text:style-name="T18">6</text:span></text:span><text:span text:style-name="_5f_Caractères"><text:span text:style-name="T17">)</text:span></text:span><text:span text:style-name="_5f_Caractères"><text:span text:style-name="T16"> ; </text:span></text:span><text:span text:style-name="_5f_Caractères"><text:span text:style-name="T17">(</text:span></text:span><text:span text:style-name="_5f_Caractères"><text:span text:style-name="T15">─</text:span></text:span><text:span text:style-name="_5f_Caractères"><text:span text:style-name="T16">1</text:span></text:span><text:span text:style-name="_5f_Caractères"><text:span text:style-name="T18">7</text:span></text:span><text:span text:style-name="_5f_Caractères"><text:span text:style-name="T17">)</text:span></text:span><text:span text:style-name="_5f_Caractères"><text:span text:style-name="T16"> ; </text:span></text:span><text:span text:style-name="_5f_Caractères"><text:span text:style-name="T17">(</text:span></text:span><text:span text:style-name="_5f_Caractères"><text:span text:style-name="T15">─</text:span></text:span><text:span text:style-name="_5f_Caractères"><text:span text:style-name="T16">1</text:span></text:span><text:span text:style-name="_5f_Caractères"><text:span text:style-name="T18">8</text:span></text:span><text:span text:style-name="_5f_Caractères"><text:span text:style-name="T17">)</text:span></text:span><text:span text:style-name="_5f_Caractères"><text:span text:style-name="T16"> e</text:span></text:span><text:span text:style-name="_5f_Caractères"><text:span text:style-name="T18">t </text:span></text:span><text:span text:style-name="_5f_Caractères"><text:span text:style-name="T17">(</text:span></text:span><text:span text:style-name="_5f_Caractères"><text:span text:style-name="T15">─</text:span></text:span><text:span text:style-name="_5f_Caractères"><text:span text:style-name="T16">1</text:span></text:span><text:span text:style-name="_5f_Caractères"><text:span text:style-name="T18">9</text:span></text:span><text:span text:style-name="_5f_Caractères"><text:span text:style-name="T17">)</text:span></text:span><text:span text:style-name="_5f_Caractères"><text:span text:style-name="T18">.</text:span></text:span></text:p>
      <text:list text:continue-numbering="true" text:style-name="_5f_Numérotation_20_des_20_exercices">
        <text:list-item>
          <text:h text:style-name="P60" text:outline-level="1"><text:span text:style-name="_5f_Caractères">Encadre les nombres suivants par deux entiers relatifs consécutifs.</text:span></text:h>
        </text:list-item>
      </text:list>
      <text:section text:style-name="Sect5" text:name="Section23">
        <text:h text:style-name="P15" text:outline-level="1"><text:span text:style-name="_5f_Caractères"><text:span text:style-name="T15">─</text:span></text:span><text:span text:style-name="_5f_Caractères"><text:span text:style-name="T19">3</text:span></text:span><text:span text:style-name="_5f_pointillés_20_gris"> </text:span><text:span text:style-name="_5f_Caractères">&lt; ─2,3 &lt; </text:span><text:span text:style-name="_5f_Caractères"><text:span text:style-name="T15">─</text:span></text:span><text:span text:style-name="_5f_Caractères"><text:span text:style-name="T19">2</text:span></text:span></text:h>
        <text:h text:style-name="P15" text:outline-level="1"><text:span text:style-name="_5f_Caractères"><text:span text:style-name="T19">4</text:span></text:span><text:span text:style-name="_5f_pointillés_20_gris"> </text:span><text:span text:style-name="_5f_Caractères">&lt; <text:s text:c="2"/>4,2 &lt; </text:span><text:span text:style-name="_5f_Caractères"><text:span text:style-name="T26">5</text:span></text:span></text:h>
        <text:h text:style-name="P15" text:outline-level="1"><text:span text:style-name="_5f_Caractères"><text:span text:style-name="T16">1</text:span></text:span><text:span text:style-name="_5f_pointillés_20_gris"> </text:span><text:span text:style-name="_5f_Caractères">&gt; <text:s text:c="2"/>0,14 &gt; </text:span><text:span text:style-name="_5f_Caractères"><text:span text:style-name="T19">0</text:span></text:span></text:h>
        <text:h text:style-name="P15" text:outline-level="1"><text:span text:style-name="_5f_Caractères"><text:span text:style-name="T19">0</text:span></text:span><text:span text:style-name="_5f_pointillés_20_gris"> </text:span><text:span text:style-name="_5f_Caractères">&gt; ─0,14 &gt; </text:span><text:span text:style-name="_5f_Caractères"><text:span text:style-name="T15">─</text:span></text:span><text:span text:style-name="_5f_Caractères"><text:span text:style-name="T16">1</text:span></text:span></text:h>
        <text:h text:style-name="P15" text:outline-level="1"><text:span text:style-name="_5f_Caractères"><text:span text:style-name="T15">─</text:span></text:span><text:span text:style-name="_5f_Caractères"><text:span text:style-name="T16">1</text:span></text:span><text:span text:style-name="_5f_pointillés_20_gris"> </text:span><text:span text:style-name="_5f_Caractères">&lt;─0,98 &lt; </text:span><text:span text:style-name="_5f_Caractères"><text:span text:style-name="T19">0</text:span></text:span></text:h>
        <text:h text:style-name="_5f_Paragraphe" text:outline-level="1"><text:span text:style-name="_5f_Caractères_5f_correction"><text:span text:style-name="T27">-12</text:span></text:span><text:span text:style-name="_5f_pointillés_20_gris"> </text:span><text:span text:style-name="_5f_Caractères">&gt; ─12,4 &gt; </text:span><text:span text:style-name="_5f_Caractères_5f_correction"><text:span text:style-name="T27">-13</text:span></text:span></text:h>
        <text:h text:style-name="_5f_Paragraphe" text:outline-level="1"><text:span text:style-name="_5f_Caractères_5f_correction"><text:span text:style-name="T27">-3 251</text:span></text:span><text:span text:style-name="_5f_pointillés_20_gris"> </text:span><text:span text:style-name="_5f_Caractères">&gt; ─3 251,2 &gt; </text:span><text:span text:style-name="_5f_Caractères_5f_correction"><text:span text:style-name="T27">-3 252</text:span></text:span></text:h>
        <text:h text:style-name="_5f_Paragraphe" text:outline-level="1"><text:span text:style-name="_5f_Caractères_5f_correction"><text:span text:style-name="T27">-4 929</text:span></text:span><text:span text:style-name="_5f_pointillés_20_gris"> </text:span><text:span text:style-name="_5f_Caractères">&lt; ─4 928,9 &lt; </text:span><text:span text:style-name="_5f_Caractères_5f_correction"><text:span text:style-name="T27">-4 928</text:span></text:span></text:h>
      </text:section>
      <text:list text:continue-numbering="true" text:style-name="_5f_Numérotation_20_des_20_exercices">
        <text:list-header>
          <text:h text:style-name="P60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2359" draw:display-name="Dashed (var) 2359" draw:style="rect" draw:dots1="1" draw:dots1-length="0.001cm" draw:dots2="1" draw:dots2-length="0.001cm" draw:distance="0.001cm"/>
    <draw:stroke-dash draw:name="Dashed_20__28_var_29__20_2372" draw:display-name="Dashed (var) 2372" draw:style="rect" draw:dots1="1" draw:dots1-length="0.001cm" draw:dots2="1" draw:dots2-length="0.001cm" draw:distance="0.001cm"/>
    <draw:stroke-dash draw:name="Dashed_20__28_var_29__20_2745" draw:display-name="Dashed (var) 2745" draw:style="rect" draw:dots1="1" draw:dots1-length="0.001cm" draw:dots2="1" draw:dots2-length="0.001cm" draw:distance="0.001cm"/>
    <draw:stroke-dash draw:name="Dashed_20__28_var_29__20_2747" draw:display-name="Dashed (var) 2747" draw:style="rect" draw:dots1="1" draw:dots1-length="0.001cm" draw:dots2="1" draw:dots2-length="0.001cm" draw:distance="0.001cm"/>
    <draw:stroke-dash draw:name="Dashed_20__28_var_29__20_2748" draw:display-name="Dashed (var) 2748" draw:style="rect" draw:dots1="1" draw:dots1-length="0.001cm" draw:dots2="1" draw:dots2-length="0.001cm" draw:distance="0.001cm"/>
    <draw:stroke-dash draw:name="Dashed_20__28_var_29__20_2750" draw:display-name="Dashed (var) 2750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3cm" draw:dots2="1" draw:dots2-length="0.003cm" draw:distance="0.003cm"/>
    <draw:stroke-dash draw:name="Dashed_20__28_var_29__20_6795" draw:display-name="Dashed (var) 6795" draw:style="rect" draw:dots1="1" draw:dots1-length="0.003cm" draw:dots2="1" draw:dots2-length="0.003cm" draw:distance="0.003cm"/>
    <draw:stroke-dash draw:name="Dashed_20__28_var_29__20_6796" draw:display-name="Dashed (var) 6796" draw:style="rect" draw:dots1="1" draw:dots1-length="0.003cm" draw:dots2="1" draw:dots2-length="0.003cm" draw:distance="0.003cm"/>
    <draw:stroke-dash draw:name="Dashed_20__28_var_29__20_6797" draw:display-name="Dashed (var) 6797" draw:style="rect" draw:dots1="1" draw:dots1-length="0.003cm" draw:dots2="1" draw:dots2-length="0.003cm" draw:distance="0.003cm"/>
    <draw:stroke-dash draw:name="Dashed_20__28_var_29__20_6798" draw:display-name="Dashed (var) 6798" draw:style="rect" draw:dots1="1" draw:dots1-length="0.003cm" draw:dots2="1" draw:dots2-length="0.003cm" draw:distance="0.003cm"/>
    <draw:stroke-dash draw:name="Dashed_20__28_var_29__20_6799" draw:display-name="Dashed (var) 6799" draw:style="rect" draw:dots1="1" draw:dots1-length="0.003cm" draw:dots2="1" draw:dots2-length="0.003cm" draw:distance="0.003cm"/>
    <draw:stroke-dash draw:name="Dashed_20__28_var_29__20_6800" draw:display-name="Dashed (var) 6800" draw:style="rect" draw:dots1="1" draw:dots1-length="0.003cm" draw:dots2="1" draw:dots2-length="0.003cm" draw:distance="0.003cm"/>
    <draw:stroke-dash draw:name="Dashed_20__28_var_29__20_6801" draw:display-name="Dashed (var) 6801" draw:style="rect" draw:dots1="1" draw:dots1-length="0.003cm" draw:dots2="1" draw:dots2-length="0.003cm" draw:distance="0.003cm"/>
    <draw:stroke-dash draw:name="Dashed_20__28_var_29__20_6802" draw:display-name="Dashed (var) 6802" draw:style="rect" draw:dots1="1" draw:dots1-length="0.003cm" draw:dots2="1" draw:dots2-length="0.003cm" draw:distance="0.003cm"/>
    <draw:stroke-dash draw:name="Dashed_20__28_var_29__20_6803" draw:display-name="Dashed (var) 6803" draw:style="rect" draw:dots1="1" draw:dots1-length="0.003cm" draw:dots2="1" draw:dots2-length="0.003cm" draw:distance="0.003cm"/>
    <draw:stroke-dash draw:name="Dashed_20__28_var_29__20_6804" draw:display-name="Dashed (var) 6804" draw:style="rect" draw:dots1="1" draw:dots1-length="0.003cm" draw:dots2="1" draw:dots2-length="0.003cm" draw:distance="0.003cm"/>
    <draw:stroke-dash draw:name="Dashed_20__28_var_29__20_6805" draw:display-name="Dashed (var) 6805" draw:style="rect" draw:dots1="1" draw:dots1-length="0.003cm" draw:dots2="1" draw:dots2-length="0.003cm" draw:distance="0.003cm"/>
    <draw:stroke-dash draw:name="Dashed_20__28_var_29__20_6806" draw:display-name="Dashed (var) 6806" draw:style="rect" draw:dots1="1" draw:dots1-length="0.003cm" draw:dots2="1" draw:dots2-length="0.003cm" draw:distance="0.003cm"/>
    <draw:stroke-dash draw:name="Dashed_20__28_var_29__20_6807" draw:display-name="Dashed (var) 6807" draw:style="rect" draw:dots1="1" draw:dots1-length="0.003cm" draw:dots2="1" draw:dots2-length="0.003cm" draw:distance="0.003cm"/>
    <draw:stroke-dash draw:name="Dashed_20__28_var_29__20_6808" draw:display-name="Dashed (var) 6808" draw:style="rect" draw:dots1="1" draw:dots1-length="0.003cm" draw:dots2="1" draw:dots2-length="0.003cm" draw:distance="0.003cm"/>
    <draw:stroke-dash draw:name="Dashed_20__28_var_29__20_6809" draw:display-name="Dashed (var) 6809" draw:style="rect" draw:dots1="1" draw:dots1-length="0.003cm" draw:dots2="1" draw:dots2-length="0.003cm" draw:distance="0.003cm"/>
    <draw:stroke-dash draw:name="Dashed_20__28_var_29__20_6810" draw:display-name="Dashed (var) 6810" draw:style="rect" draw:dots1="1" draw:dots1-length="0.003cm" draw:dots2="1" draw:dots2-length="0.003cm" draw:distance="0.003cm"/>
    <draw:stroke-dash draw:name="Dashed_20__28_var_29__20_6811" draw:display-name="Dashed (var) 6811" draw:style="rect" draw:dots1="1" draw:dots1-length="0.003cm" draw:dots2="1" draw:dots2-length="0.003cm" draw:distance="0.003cm"/>
    <draw:stroke-dash draw:name="Dashed_20__28_var_29__20_6812" draw:display-name="Dashed (var) 6812" draw:style="rect" draw:dots1="1" draw:dots1-length="0.003cm" draw:dots2="1" draw:dots2-length="0.003cm" draw:distance="0.003cm"/>
    <draw:stroke-dash draw:name="Dashed_20__28_var_29__20_6813" draw:display-name="Dashed (var) 6813" draw:style="rect" draw:dots1="1" draw:dots1-length="0.003cm" draw:dots2="1" draw:dots2-length="0.003cm" draw:distance="0.003cm"/>
    <draw:stroke-dash draw:name="Dashed_20__28_var_29__20_6814" draw:display-name="Dashed (var) 6814" draw:style="rect" draw:dots1="1" draw:dots1-length="0.003cm" draw:dots2="1" draw:dots2-length="0.003cm" draw:distance="0.003cm"/>
    <draw:stroke-dash draw:name="Dashed_20__28_var_29__20_6815" draw:display-name="Dashed (var) 6815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67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76" draw:name="Ligne_Entete_Impair_Numerique_2col" draw:style-name="Mgr5" draw:text-style-name="MP4" svg:x1="16.023cm" svg:y1="0.36cm" svg:x2="20.496cm" svg:y2="0.36cm"><text:p/></draw:line><draw:line text:anchor-type="paragraph" draw:z-index="68" draw:name="Ligne_Verticale_Impair_Numerique_2col" draw:style-name="Mgr5" draw:text-style-name="MP4" svg:x1="9.477cm" svg:y1="2.007cm" svg:x2="9.477cm" svg:y2="27.044cm"><text:p/></draw:line>Comparaison de nombres relatif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79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77" draw:name="Ligne_Entete_Pair_Numerique_2col" draw:style-name="Mgr5" draw:text-style-name="MP4" svg:x1="16.023cm" svg:y1="0.36cm" svg:x2="20.496cm" svg:y2="0.36cm"><text:p/></draw:line><draw:line text:anchor-type="paragraph" draw:z-index="78" draw:name="Ligne_Verticale_Pair_Numerique_2col" draw:style-name="Mgr5" draw:text-style-name="MP4" svg:x1="9.477cm" svg:y1="2.007cm" svg:x2="9.477cm" svg:y2="27.044cm"><text:p/></draw:line>Comparaison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69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8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7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8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6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1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8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90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8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91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80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83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9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81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82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0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92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4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93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5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96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7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70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98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3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3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3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3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4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4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3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4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6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7" draw:name="Ligne_Entete_Impair_Programmation_2col" draw:style-name="Mgr20" draw:text-style-name="MP4" svg:x1="16.023cm" svg:y1="0.36cm" svg:x2="20.496cm" svg:y2="0.36cm"><text:p/></draw:line><draw:frame text:anchor-type="paragraph" draw:z-index="6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6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8" draw:name="Ligne_Entete_Pair_Programmation_2col" draw:style-name="Mgr20" draw:text-style-name="MP4" svg:x1="16.023cm" svg:y1="0.36cm" svg:x2="20.496cm" svg:y2="0.36cm"><text:p/></draw:line><draw:frame text:anchor-type="paragraph" draw:z-index="6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5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5" draw:name="Ligne_Entete_Impair_Programmation_1col" draw:style-name="Mgr20" draw:text-style-name="MP4" svg:x1="16.023cm" svg:y1="0.36cm" svg:x2="20.496cm" svg:y2="0.36cm"><text:p/></draw:line><draw:frame text:anchor-type="paragraph" draw:z-index="6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6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6" draw:name="Ligne_Entete_Pair_Programmation_1col" draw:style-name="Mgr20" draw:text-style-name="MP4" svg:x1="16.023cm" svg:y1="0.36cm" svg:x2="20.496cm" svg:y2="0.36cm"><text:p/></draw:line><draw:frame text:anchor-type="paragraph" draw:z-index="6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5T13:51:54.237000000</meta:creation-date>
    <dc:date>2024-07-09T23:58:17.817000000</dc:date>
    <meta:editing-duration>PT11H33M28S</meta:editing-duration>
    <meta:editing-cycles>137</meta:editing-cycles>
    <meta:generator>LibreOffice/7.6.7.2$Windows_X86_64 LibreOffice_project/dd47e4b30cb7dab30588d6c79c651f218165e3c5</meta:generator>
    <meta:print-date>2024-06-17T08:15:58.746072523</meta:print-date>
    <meta:printed-by>PDF files</meta:printed-by>
    <meta:document-statistic meta:table-count="2" meta:image-count="0" meta:object-count="0" meta:page-count="1" meta:paragraph-count="175" meta:word-count="649" meta:character-count="3038" meta:non-whitespace-character-count="2521"/>
    <meta:template xlink:type="simple" xlink:actuate="onRequest" xlink:title="Modele_Cahier" xlink:href="../../../../../../Modele_Cahier.ott" meta:date="2024-03-02T09:46:07.205140257"/>
  </office:meta>
</office:document-meta>
</file>